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9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97d32f" officeooo:paragraph-rsid="0097d32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9c10f2" officeooo:paragraph-rsid="009c10f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Table_20_Contents">
      <style:text-properties style:font-name="DejaVu Sans Condensed" fo:font-size="12pt" officeooo:rsid="0097d32f" officeooo:paragraph-rsid="0097d32f" style:font-size-asian="12pt" style:font-size-complex="12pt"/>
    </style:style>
    <style:style style:name="P6" style:family="paragraph" style:parent-style-name="Table_20_Contents">
      <style:text-properties style:font-name="DejaVu Sans Condensed" fo:font-size="12pt" officeooo:rsid="0099d246" officeooo:paragraph-rsid="0099d246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99d246" officeooo:paragraph-rsid="0097d32f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9befcd" officeooo:paragraph-rsid="009befcd" style:font-size-asian="12pt" style:font-size-complex="12pt"/>
    </style:style>
    <style:style style:name="P9" style:family="paragraph" style:parent-style-name="Table_20_Contents">
      <style:text-properties style:font-name="DejaVu Sans Condensed" fo:font-size="12pt" officeooo:rsid="009c10f2" officeooo:paragraph-rsid="009c10f2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befcd" officeooo:paragraph-rsid="009befc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7d32f" officeooo:paragraph-rsid="0097d32f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c10f2" officeooo:paragraph-rsid="009c10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cb57d" officeooo:paragraph-rsid="009cb57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paragraph-rsid="0097d32f"/>
    </style:style>
    <style:style style:name="P15" style:family="paragraph" style:parent-style-name="Table_20_Contents">
      <style:text-properties style:text-position="0% 100%" style:font-name="DejaVu Sans Condensed" fo:font-size="12pt" officeooo:rsid="009cb57d" officeooo:paragraph-rsid="009cb57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text-position="0% 100%" style:font-name="DejaVu Sans Condensed" fo:font-size="12pt" officeooo:rsid="009cb57d" officeooo:paragraph-rsid="009cb57d" style:font-size-asian="12pt" style:font-size-complex="12pt"/>
    </style:style>
    <style:style style:name="P17" style:family="paragraph" style:parent-style-name="Table_20_Contents">
      <style:text-properties style:text-position="0% 100%" style:font-name="DejaVu Sans Condensed" fo:font-size="12pt" officeooo:rsid="009befcd" officeooo:paragraph-rsid="009befc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9befc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9cb57d"/>
    </style:style>
    <style:style style:name="P20" style:family="paragraph" style:parent-style-name="Table_20_Contents">
      <style:text-properties officeooo:paragraph-rsid="009befcd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befcd" officeooo:paragraph-rsid="009befc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9cb57d" officeooo:paragraph-rsid="009cb57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12pt" fo:font-weight="normal" officeooo:rsid="00a1706f" officeooo:paragraph-rsid="00a1706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officeooo:paragraph-rsid="00a1706f"/>
    </style:style>
    <style:style style:name="P25" style:family="paragraph" style:parent-style-name="Table_20_Contents">
      <style:text-properties officeooo:paragraph-rsid="0099d246"/>
    </style:style>
    <style:style style:name="P26" style:family="paragraph" style:parent-style-name="Table_20_Contents">
      <style:text-properties officeooo:paragraph-rsid="0097d32f"/>
    </style:style>
    <style:style style:name="T1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7514f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88738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9f7cd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normal" officeooo:rsid="00a1706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officeooo:rsid="0097d32f" style:font-size-asian="12pt" style:font-size-complex="12pt"/>
    </style:style>
    <style:style style:name="T8" style:family="text">
      <style:text-properties style:font-name="DejaVu Sans Condensed" fo:font-size="12pt" officeooo:rsid="009befcd" style:font-size-asian="12pt" style:font-size-complex="12pt"/>
    </style:style>
    <style:style style:name="T9" style:family="text">
      <style:text-properties style:font-name="DejaVu Sans Condensed" fo:font-size="12pt" officeooo:rsid="009c10f2" style:font-size-asian="12pt" style:font-size-complex="12pt"/>
    </style:style>
    <style:style style:name="T10" style:family="text">
      <style:text-properties style:font-name="DejaVu Sans Condensed" fo:font-size="12pt" officeooo:rsid="009cb57d" style:font-size-asian="12pt" style:font-size-complex="12pt"/>
    </style:style>
    <style:style style:name="T11" style:family="text">
      <style:text-properties style:font-name="DejaVu Sans Condensed" fo:font-size="12pt" officeooo:rsid="00a1706f" style:font-size-asian="12pt" style:font-size-complex="12pt"/>
    </style:style>
    <style:style style:name="T12" style:family="text">
      <style:text-properties style:font-name="DejaVu Sans Condensed" fo:font-size="12pt" officeooo:rsid="0099d246" style:font-size-asian="12pt" style:font-size-complex="12pt"/>
    </style:style>
    <style:style style:name="T13" style:family="text">
      <style:text-properties style:text-position="super 58%"/>
    </style:style>
    <style:style style:name="T14" style:family="text">
      <style:text-properties officeooo:rsid="009c10f2"/>
    </style:style>
    <style:style style:name="T15" style:family="text">
      <style:text-properties officeooo:rsid="009cb57d"/>
    </style:style>
    <style:style style:name="T16" style:family="text">
      <style:text-properties officeooo:rsid="009f7cdf"/>
    </style:style>
    <style:style style:name="T17" style:family="text">
      <style:text-properties officeooo:rsid="00a17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2</text:span><text:span text:style-name="T2">0</text:span><text:span text:style-name="T5">3</text:span><text:span text:style-name="T3"> - </text:span><text:span text:style-name="T4">Ground</text:span><text:span text:style-name="T1"> - </text:span><text:span text:style-name="T5">Failure warning light panel</text:span></text:p>
      <text:p text:style-name="P1"/>
      <text:p text:style-name="P2"><text:span text:style-name="T15">Failure warning light</text:span> panel:</text:p>
      <table:table table:name="Table2" table:style-name="Table2">
        <table:table-column table:style-name="Table2.A" table:number-columns-repeated="5"/>
        <table:table-row table:style-name="TableLine2246332505056">
          <table:table-cell table:style-name="Table2.A1" office:value-type="string">
            <text:p text:style-name="P10">BATT</text:p>
            <text:p text:style-name="P8">battery disconnected or dead</text:p>
          </table:table-cell>
          <table:table-cell table:style-name="Table2.A1" office:value-type="string">
            <text:p text:style-name="P10">ALT1</text:p>
            <text:p text:style-name="P8">alternator 1 fail</text:p>
          </table:table-cell>
          <table:table-cell table:style-name="Table2.A1" office:value-type="string">
            <text:p text:style-name="P10">ALT2</text:p>
            <text:p text:style-name="P8">alternator 2 fail</text:p>
          </table:table-cell>
          <table:table-cell table:style-name="Table2.A1" office:value-type="string">
            <text:p text:style-name="P10">TR1.</text:p>
            <text:p text:style-name="P8">transformer-rectifier 1 fail<text:span text:style-name="T17"> (DC system)</text:span></text:p>
          </table:table-cell>
          <table:table-cell table:style-name="Table2.E1" office:value-type="string">
            <text:p text:style-name="P10">SEC~</text:p>
            <text:p text:style-name="P9">inverter supplying AC system</text:p>
          </table:table-cell>
        </table:table-row>
        <table:table-row table:style-name="TableLine2246332504512">
          <table:table-cell table:style-name="Table2.A2" office:value-type="string">
            <text:p text:style-name="P11">B.P.</text:p>
            <text:p text:style-name="P14"><text:span text:style-name="T7">engine </text:span><text:span text:style-name="T10">fuel </text:span><text:span text:style-name="T7">feed system, low pressure</text:span></text:p>
          </table:table-cell>
          <table:table-cell table:style-name="Table2.A2" office:value-type="string">
            <text:p text:style-name="P11">BP.G</text:p>
            <text:p text:style-name="P5">left<text:span text:style-name="T15"> fuel</text:span> pump, low pressure</text:p>
          </table:table-cell>
          <table:table-cell table:style-name="Table2.A2" office:value-type="string">
            <text:p text:style-name="P11">BP.D</text:p>
            <text:p text:style-name="P5">right <text:span text:style-name="T15">fuel </text:span>pump, low pressure</text:p>
          </table:table-cell>
          <table:table-cell table:style-name="Table2.A2" office:value-type="string">
            <text:p text:style-name="P11">TR.2</text:p>
            <text:p text:style-name="P20"><text:span text:style-name="T8">transformer-rectifier </text:span><text:span text:style-name="T11">2</text:span><text:span text:style-name="T8"> fail</text:span><text:span text:style-name="T11"> (DIC system)</text:span></text:p>
          </table:table-cell>
          <table:table-cell table:style-name="Table2.E2" office:value-type="string">
            <text:p text:style-name="P11">NIV</text:p>
            <text:p text:style-name="P5">low fuel, feeder tanks &lt; 250 L</text:p>
          </table:table-cell>
        </table:table-row>
        <table:table-row table:style-name="TableLine2246332496352">
          <table:table-cell table:style-name="Table2.A2" office:value-type="string">
            <text:p text:style-name="P10">HUILE</text:p>
            <text:p text:style-name="P8">oil pressure low</text:p>
          </table:table-cell>
          <table:table-cell table:style-name="Table2.A2" office:value-type="string">
            <text:p text:style-name="P12">E.P.</text:p>
            <text:p text:style-name="P9">electric <text:span text:style-name="T17">hydraulic </text:span>pump active &gt; 8 seconds</text:p>
          </table:table-cell>
          <table:table-cell table:style-name="Table2.A2" office:value-type="string">
            <text:p text:style-name="P10">HYD.S</text:p>
            <text:p text:style-name="P9">hydraulic emergency circuit, low pressure</text:p>
          </table:table-cell>
          <table:table-cell table:style-name="Table2.A2" office:value-type="string">
            <text:p text:style-name="P10">HYDR.1</text:p>
            <text:p text:style-name="P9">hydraulic 1, low pressure</text:p>
          </table:table-cell>
          <table:table-cell table:style-name="Table2.E2" office:value-type="string">
            <text:p text:style-name="P10">HYDR.2</text:p>
            <text:p text:style-name="P9">hydraulic 2, low pressure</text:p>
          </table:table-cell>
        </table:table-row>
        <table:table-row table:style-name="TableLine2246332509680">
          <table:table-cell table:style-name="Table2.A2" office:value-type="string">
            <text:p text:style-name="P12">REG.O<text:span text:style-name="T13">2</text:span></text:p>
            <text:p text:style-name="P15">oxygen regulator fail</text:p>
          </table:table-cell>
          <table:table-cell table:style-name="Table2.A2" office:value-type="string">
            <text:p text:style-name="P10">5mnO<text:span text:style-name="T13">2</text:span></text:p>
            <text:p text:style-name="P16">5 mins of oxygen remaining</text:p>
          </table:table-cell>
          <table:table-cell table:style-name="Table2.A2" office:value-type="string">
            <text:p text:style-name="P10">T.EQ</text:p>
            <text:p text:style-name="P23">equipment bay temperature too high</text:p>
          </table:table-cell>
          <table:table-cell table:style-name="Table2.A2" office:value-type="string">
            <text:p text:style-name="P13">T.CAB</text:p>
            <text:p text:style-name="P24"><text:span text:style-name="T6">cockpit temperature too high</text:span></text:p>
          </table:table-cell>
          <table:table-cell table:style-name="Table2.E2" office:value-type="string">
            <text:p text:style-name="P13">P.CAB</text:p>
            <text:p text:style-name="P19"><text:span text:style-name="T11">cockpit</text:span><text:span text:style-name="T9"> pressure low</text:span><text:span text:style-name="T11"> (alt. equiv. &gt; 30k ft) or canopy unlocked??</text:span></text:p>
          </table:table-cell>
        </table:table-row>
        <table:table-row table:style-name="TableLine2246332504240">
          <table:table-cell table:style-name="Table2.A2" office:value-type="string">
            <text:p text:style-name="P11">TRIM</text:p>
            <text:p text:style-name="P7">automatic <text:span text:style-name="T17">pitch/roll </text:span>trim system fail<text:span text:style-name="T17"> (autopilot and manual trim not affected)</text:span></text:p>
          </table:table-cell>
          <table:table-cell table:style-name="Table2.A2" office:value-type="string">
            <text:p text:style-name="P10">P<text:span text:style-name="T14">A</text:span></text:p>
            <text:p text:style-name="P9">autopilot <text:span text:style-name="T17">disengaged or fail</text:span></text:p>
          </table:table-cell>
          <table:table-cell table:style-name="Table2.A2" office:value-type="string">
            <text:p text:style-name="P11">CAP</text:p>
            <text:p text:style-name="P9">autopilot <text:span text:style-name="T17">heading fail</text:span></text:p>
          </table:table-cell>
          <table:table-cell table:style-name="Table2.A2" office:value-type="string">
            <text:p text:style-name="P11">ANEMO</text:p>
            <text:p text:style-name="P9">pitot <text:span text:style-name="T17">or static pressure fail or probe heat off</text:span></text:p>
          </table:table-cell>
          <table:table-cell table:style-name="Table2.E2" office:value-type="string">
            <text:p text:style-name="P18"><text:span text:style-name="T8">C</text:span><text:span text:style-name="T9">.</text:span><text:span text:style-name="T8">AERO</text:span></text:p>
            <text:p text:style-name="P9">air data computer fail</text:p>
          </table:table-cell>
        </table:table-row>
        <table:table-row table:style-name="TableLine2246332502880">
          <table:table-cell table:style-name="Table2.A2" office:value-type="string">
            <text:p text:style-name="P11">LACET</text:p>
            <text:p text:style-name="P25"><text:span text:style-name="T11">both</text:span><text:span text:style-name="T12"> yaw circuit</text:span><text:span text:style-name="T11">s</text:span><text:span text:style-name="T12"> fail</text:span><text:span text:style-name="T11">, yaw damper not operational</text:span></text:p>
          </table:table-cell>
          <table:table-cell table:style-name="Table2.A2" office:value-type="string">
            <text:p text:style-name="P11">TANG.</text:p>
            <text:p text:style-name="P6"><text:span text:style-name="T17">both</text:span> pitch circuit<text:span text:style-name="T17">s</text:span> fail<text:span text:style-name="T17">, pitch damper not operational</text:span></text:p>
          </table:table-cell>
          <table:table-cell table:style-name="Table2.A2" office:value-type="string">
            <text:p text:style-name="P11">ROUL.</text:p>
            <text:p text:style-name="P6"><text:span text:style-name="T17">both pitch or yaw circuits fail, roll damper and autopilot not operational</text:span></text:p>
          </table:table-cell>
          <table:table-cell table:style-name="Table2.A2" office:value-type="string">
            <text:p text:style-name="P11">EMP.</text:p>
            <text:p text:style-name="P14"><text:span text:style-name="T11">one</text:span><text:span text:style-name="T7"> pitch circuit fail</text:span></text:p>
          </table:table-cell>
          <table:table-cell table:style-name="Table2.E2" office:value-type="string">
            <text:p text:style-name="P11">DIR</text:p>
            <text:p text:style-name="P5"><text:span text:style-name="T17">one</text:span> yaw circuit fail</text:p>
          </table:table-cell>
        </table:table-row>
        <table:table-row table:style-name="TableLine2246332506960">
          <table:table-cell table:style-name="Table2.A2" office:value-type="string">
            <text:p text:style-name="P10">T</text:p>
            <text:p text:style-name="P8">not a light<text:span text:style-name="T16">??</text:span></text:p>
          </table:table-cell>
          <table:table-cell table:style-name="Table2.A2" office:value-type="string">
            <text:p text:style-name="P10">T.O<text:span text:style-name="T13">2</text:span></text:p>
            <text:p text:style-name="P17">not a light<text:span text:style-name="T16">??</text:span></text:p>
          </table:table-cell>
          <table:table-cell table:style-name="Table2.A2" office:value-type="string">
            <text:p text:style-name="P11">HYPER.</text:p>
            <text:p text:style-name="P9">combat flaps<text:span text:style-name="T17"> not at commanded position or</text:span> activated outside allowed envelope</text:p>
          </table:table-cell>
          <table:table-cell table:style-name="Table2.A2" office:value-type="string">
            <text:p text:style-name="P10">MODUL</text:p>
            <text:p text:style-name="P9">excessive alternator driving torque</text:p>
          </table:table-cell>
          <table:table-cell table:style-name="Table2.E2" office:value-type="string">
            <text:p text:style-name="P10">VAM.D</text:p>
            <text:p text:style-name="P20"><text:span text:style-name="T11">bleed</text:span><text:span text:style-name="T8"> valves position not matching command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08:48:45.196000000</dc:date>
    <meta:editing-duration>P1DT10H1M31S</meta:editing-duration>
    <meta:editing-cycles>11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72" meta:word-count="239" meta:character-count="1437" meta:non-whitespace-character-count="1270"/>
  </office:meta>
</office:document-meta>
</file>